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6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Surname</text:p>
          </table:table-cell>
          <table:table-cell table:style-name="ce1" office:value-type="string">
            <text:p>Contac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exey</text:p>
          </table:table-cell>
          <table:table-cell office:value-type="string">
            <text:p>Kosmachev</text:p>
          </table:table-cell>
          <table:table-cell office:value-type="float" office:value="12345">
            <text:p>123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na</text:p>
          </table:table-cell>
          <table:table-cell office:value-type="string">
            <text:p>Kosmacheva</text:p>
          </table:table-cell>
          <table:table-cell office:value-type="float" office:value="13245">
            <text:p>132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ria </text:p>
          </table:table-cell>
          <table:table-cell office:value-type="string">
            <text:p>Kosmacheva</text:p>
          </table:table-cell>
          <table:table-cell office:value-type="float" office:value="45678">
            <text:p>4567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asja </text:p>
          </table:table-cell>
          <table:table-cell office:value-type="string">
            <text:p>Pupkin</text:p>
          </table:table-cell>
          <table:table-cell office:value-type="float" office:value="57903">
            <text:p>579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randmother</text:p>
          </table:table-cell>
          <table:table-cell office:value-type="string">
            <text:p>Granny</text:p>
          </table:table-cell>
          <table:table-cell office:value-type="float" office:value="18953">
            <text:p>1895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randfather</text:p>
          </table:table-cell>
          <table:table-cell office:value-type="string">
            <text:p>Did</text:p>
          </table:table-cell>
          <table:table-cell office:value-type="float" office:value="27638">
            <text:p>2763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1">11.02.2025</text:date>, <text:time>13:4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00H05M22S</meta:editing-duration>
    <meta:editing-cycles>2</meta:editing-cycles>
    <meta:generator>OpenOffice/4.1.5$Win32 OpenOffice.org_project/415m1$Build-9789</meta:generator>
    <dc:date>2025-02-11T13:43:51.04</dc:date>
    <meta:document-statistic meta:table-count="3" meta:cell-count="28" meta:object-count="0"/>
    <meta:user-defined meta:name="Info 1"/>
    <meta:user-defined meta:name="Info 2"/>
    <meta:user-defined meta:name="Info 3"/>
    <meta:user-defined meta:name="Info 4"/>
  </office:meta>
</office:document-meta>
</file>